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a gloomy, uninspired place
such as this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n't be letting
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“food”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is not opening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“Diva of Splendor”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〜〜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ime you ga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 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
Right 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 obligation...
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 Maidens...
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 it's really......
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“Shinigami”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catch-22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